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16b" officeooo:paragraph-rsid="0016f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RPi.GPIO as GPIO</text:p>
      <text:p text:style-name="P1">import time</text:p>
      <text:p text:style-name="P1">from pygame import mixer</text:p>
      <text:p text:style-name="P1">import os</text:p>
      <text:p text:style-name="P1">GPIO.setmode(GPIO.BCM)</text:p>
      <text:p text:style-name="P1">TRIG1=18</text:p>
      <text:p text:style-name="P1">TRIG2=14</text:p>
      <text:p text:style-name="P1">ECHO1=24</text:p>
      <text:p text:style-name="P1">ECHO2=17</text:p>
      <text:p text:style-name="P1">while True:</text:p>
      <text:p text:style-name="P1"><text:s/>print "Measuring distance1"</text:p>
      <text:p text:style-name="P1"><text:s/>GPIO.setup(TRIG1,GPIO.OUT)</text:p>
      <text:p text:style-name="P1"><text:s/>GPIO.setup(ECHO1,GPIO.IN)</text:p>
      <text:p text:style-name="P1"><text:s/>while True:</text:p>
      <text:p text:style-name="P1"><text:s text:c="2"/>GPIO.output(TRIG1,False)</text:p>
      <text:p text:style-name="P1"><text:s text:c="2"/>print "Waiting for sensor1"</text:p>
      <text:p text:style-name="P1"><text:s text:c="2"/>time.sleep(2)</text:p>
      <text:p text:style-name="P1"><text:s text:c="2"/>GPIO.output(TRIG1,True)</text:p>
      <text:p text:style-name="P1"><text:s text:c="2"/>time.sleep(0.00001)</text:p>
      <text:p text:style-name="P1"><text:s text:c="2"/>GPIO.output(TRIG1,False)</text:p>
      <text:p text:style-name="P1"><text:s text:c="2"/>while GPIO.input(ECHO1)==0:</text:p>
      <text:p text:style-name="P1"><text:s text:c="3"/>pulse_start=time.time()</text:p>
      <text:p text:style-name="P1"><text:s text:c="2"/>while GPIO.input(ECHO1)==1:</text:p>
      <text:p text:style-name="P1"><text:s text:c="3"/>pulse_end=time.time()</text:p>
      <text:p text:style-name="P1"><text:s text:c="2"/>pulse_duration=pulse_end-pulse_start</text:p>
      <text:p text:style-name="P1"><text:s text:c="2"/>distance=pulse_duration*17150</text:p>
      <text:p text:style-name="P1"><text:s text:c="2"/>distance=round(distance,2)</text:p>
      <text:p text:style-name="P1"><text:s text:c="2"/>if distance &gt; 2 and distance &lt; 400:</text:p>
      <text:p text:style-name="P1"><text:s text:c="5"/>print "Distance1:",distance-0.5,"cm"</text:p>
      <text:p text:style-name="P1"><text:s text:c="5"/>if distance &gt; 2 and distance &lt; 100:</text:p>
      <text:p text:style-name="P1"><text:s text:c="7"/>os.system("omxplayer obstacle_ahead.mp3")</text:p>
      <text:p text:style-name="P1"><text:s text:c="7"/>continue</text:p>
      <text:p text:style-name="P1"><text:s text:c="5"/>else:</text:p>
      <text:p text:style-name="P1"><text:s text:c="7"/>os.system("omxplayer move_ahead.mp3")</text:p>
      <text:p text:style-name="P1"><text:s text:c="7"/>break</text:p>
      <text:p text:style-name="P1"><text:s text:c="2"/>else:</text:p>
      <text:p text:style-name="P1"><text:s text:c="5"/>print "Out of range1"</text:p>
      <text:p text:style-name="P1"><text:s/>print "Measuring distance2"</text:p>
      <text:p text:style-name="P1"><text:s/>GPIO.setup(TRIG2,GPIO.OUT)</text:p>
      <text:p text:style-name="P1"><text:s/>GPIO.setup(ECHO2,GPIO.IN)</text:p>
      <text:p text:style-name="P1"><text:s/>while True:</text:p>
      <text:p text:style-name="P1"><text:s text:c="2"/>GPIO.output(TRIG2,False)</text:p>
      <text:p text:style-name="P1"><text:s text:c="2"/>print "Waiting for sensor2"</text:p>
      <text:p text:style-name="P1"><text:s text:c="2"/>time.sleep(2)</text:p>
      <text:p text:style-name="P1"><text:s text:c="2"/>GPIO.output(TRIG2,True)</text:p>
      <text:p text:style-name="P1"><text:s text:c="2"/>time.sleep(0.00001)</text:p>
      <text:p text:style-name="P1"><text:s text:c="2"/>GPIO.output(TRIG2,False)</text:p>
      <text:p text:style-name="P1"><text:s text:c="2"/>while GPIO.input(ECHO2)==0:</text:p>
      <text:p text:style-name="P1"><text:s text:c="3"/>pulse_start=time.time()</text:p>
      <text:p text:style-name="P1"><text:s text:c="2"/>while GPIO.input(ECHO2)==1:</text:p>
      <text:p text:style-name="P1"><text:s text:c="3"/>pulse_end=time.time()</text:p>
      <text:p text:style-name="P1"><text:s text:c="2"/>pulse_duration=pulse_end-pulse_start</text:p>
      <text:p text:style-name="P1"><text:soft-page-break/><text:s text:c="2"/>distance=pulse_duration*17150</text:p>
      <text:p text:style-name="P1"><text:s text:c="2"/>distance=round(distance,2)</text:p>
      <text:p text:style-name="P1"><text:s text:c="2"/>if distance &gt; 2 and distance &lt; 400:</text:p>
      <text:p text:style-name="P1"><text:s text:c="5"/>print "Distance2:",distance-0.5,"cm"</text:p>
      <text:p text:style-name="P1"><text:s text:c="5"/>if distance &gt; 2 and distance &lt; 80:</text:p>
      <text:p text:style-name="P1"><text:s text:c="7"/>os.system("omxplayer obstacle_behind.mp3")</text:p>
      <text:p text:style-name="P1"><text:s/>break</text:p>
      <text:p text:style-name="P1"><text:s text:c="5"/>else:</text:p>
      <text:p text:style-name="P1"><text:s text:c="7"/>os.system("omxplayer move_ahead.mp3")</text:p>
      <text:p text:style-name="P1"><text:s text:c="7"/>break</text:p>
      <text:p text:style-name="P1"><text:s text:c="2"/>else:</text:p>
      <text:p text:style-name="P1"><text:s text:c="5"/>print "Out of range"</text:p>
      <text:p text:style-name="P1">time.sleep(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03:17:34.321867766</meta:creation-date>
    <dc:date>2017-02-26T03:19:20.501798474</dc:date>
    <meta:editing-duration>PT1M46S</meta:editing-duration>
    <meta:editing-cycles>1</meta:editing-cycles>
    <meta:document-statistic meta:table-count="0" meta:image-count="0" meta:object-count="0" meta:page-count="2" meta:paragraph-count="65" meta:word-count="130" meta:character-count="1575" meta:non-whitespace-character-count="1348"/>
    <meta:generator>LibreOffice/5.1.4.2$Linux_X86_64 LibreOffice_project/10m0$Build-2</meta:generator>
  </office:meta>
</office:document-meta>
</file>